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c8b64" officeooo:paragraph-rsid="000c8b64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dc8a5" officeooo:paragraph-rsid="000dc8a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c8b64" officeooo:paragraph-rsid="000c8b64" style:font-size-asian="13.1000003814697pt" style:font-weight-asian="bold" style:font-size-complex="15pt" style:font-weight-complex="bold"/>
    </style:style>
    <style:style style:name="P4" style:family="paragraph" style:parent-style-name="Standard" style:master-page-name="">
      <style:paragraph-properties fo:margin-left="3.3cm" fo:margin-right="0cm" fo:text-align="start" style:justify-single-word="false" fo:text-indent="-3.3cm" style:auto-text-indent="false" style:page-number="auto"/>
      <style:text-properties officeooo:paragraph-rsid="00159a8f"/>
    </style:style>
    <style:style style:name="P5" style:family="paragraph" style:parent-style-name="Standard" style:master-page-name="">
      <style:paragraph-properties fo:margin-left="3.3cm" fo:margin-right="0cm" fo:text-align="start" style:justify-single-word="false" fo:text-indent="-3.3cm" style:auto-text-indent="false" style:page-number="auto"/>
      <style:text-properties fo:font-size="12pt" style:text-underline-style="none" fo:font-weight="normal" officeooo:rsid="0021c43b" officeooo:paragraph-rsid="0021c43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3.3cm" fo:margin-right="0cm" fo:text-align="start" style:justify-single-word="false" fo:text-indent="-3.3cm" style:auto-text-indent="false"/>
      <style:text-properties officeooo:paragraph-rsid="00159a8f"/>
    </style:style>
    <style:style style:name="P7" style:family="paragraph" style:parent-style-name="Standard">
      <style:paragraph-properties fo:margin-left="3.3cm" fo:margin-right="0cm" fo:text-align="start" style:justify-single-word="false" fo:text-indent="-3.3cm" style:auto-text-indent="false"/>
      <style:text-properties officeooo:paragraph-rsid="0021c43b"/>
    </style:style>
    <style:style style:name="P8" style:family="paragraph" style:parent-style-name="Standard">
      <style:paragraph-properties fo:margin-left="3.3cm" fo:margin-right="0cm" fo:text-align="start" style:justify-single-word="false" fo:text-indent="-3.3cm" style:auto-text-indent="false"/>
      <style:text-properties fo:font-size="12pt" style:text-underline-style="none" fo:font-weight="normal" officeooo:rsid="0021c43b" officeooo:paragraph-rsid="0021c43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3.3cm" fo:margin-right="0cm" fo:text-align="start" style:justify-single-word="false" fo:text-indent="-3.3cm" style:auto-text-indent="false"/>
      <style:text-properties fo:font-size="12pt" style:text-underline-style="none" fo:font-weight="normal" officeooo:rsid="002377e4" officeooo:paragraph-rsid="0021c43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2.401cm" fo:margin-right="0cm" fo:text-align="start" style:justify-single-word="false" fo:text-indent="-2.401cm" style:auto-text-indent="false"/>
      <style:text-properties officeooo:rsid="000dc8a5" officeooo:paragraph-rsid="000dc8a5"/>
    </style:style>
    <style:style style:name="P11" style:family="paragraph" style:parent-style-name="Standard">
      <style:paragraph-properties fo:margin-left="4.099cm" fo:margin-right="0cm" fo:text-align="start" style:justify-single-word="false" fo:text-indent="-4.099cm" style:auto-text-indent="false"/>
      <style:text-properties fo:font-size="12pt" style:text-underline-style="none" fo:font-weight="normal" officeooo:rsid="00271cdd" officeooo:paragraph-rsid="00271cd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4.099cm" fo:margin-right="0cm" fo:text-align="start" style:justify-single-word="false" fo:text-indent="-4.099cm" style:auto-text-indent="false"/>
      <style:text-properties officeooo:rsid="00271cdd" officeooo:paragraph-rsid="002787a3"/>
    </style:style>
    <style:style style:name="P13" style:family="paragraph" style:parent-style-name="Standard">
      <style:paragraph-properties fo:margin-left="4.099cm" fo:margin-right="0cm" fo:text-align="start" style:justify-single-word="false" fo:text-indent="-4.099cm" style:auto-text-indent="false"/>
      <style:text-properties officeooo:rsid="00271cdd" officeooo:paragraph-rsid="0027a41e"/>
    </style:style>
    <style:style style:name="P14" style:family="paragraph" style:parent-style-name="Standard" style:master-page-name="">
      <style:paragraph-properties fo:margin-left="4.099cm" fo:margin-right="0cm" fo:text-align="start" style:justify-single-word="false" fo:text-indent="-4.099cm" style:auto-text-indent="false" style:page-number="auto"/>
      <style:text-properties officeooo:rsid="00271cdd" officeooo:paragraph-rsid="002787a3"/>
    </style:style>
    <style:style style:name="P15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officeooo:rsid="000dc8a5" officeooo:paragraph-rsid="001d8bcb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57baa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text-underline-style="none" fo:font-weight="normal" officeooo:rsid="00267289" officeooo:paragraph-rsid="00267289" style:font-size-asian="12pt" style:font-weight-asian="normal" style:font-size-complex="12pt" style:font-weight-complex="normal"/>
    </style:style>
    <style:style style:name="P18" style:family="paragraph" style:parent-style-name="Standard" style:master-page-name="">
      <style:paragraph-properties fo:margin-left="4.099cm" fo:margin-right="0cm" fo:text-align="start" style:justify-single-word="false" fo:text-indent="0cm" style:auto-text-indent="false" style:page-number="auto"/>
      <style:text-properties officeooo:rsid="00271cdd" officeooo:paragraph-rsid="0027a41e"/>
    </style:style>
    <style:style style:name="P19" style:family="paragraph" style:parent-style-name="Standard">
      <style:paragraph-properties fo:margin-left="4.099cm" fo:margin-right="0cm" fo:text-align="start" style:justify-single-word="false" fo:text-indent="0cm" style:auto-text-indent="false"/>
      <style:text-properties officeooo:rsid="00271cdd" officeooo:paragraph-rsid="0027a41e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text-underline-style="none" fo:font-weight="normal" officeooo:rsid="00271cdd" officeooo:paragraph-rsid="0027a41e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2.401cm" fo:margin-right="0cm" fo:text-align="start" style:justify-single-word="false" fo:text-indent="-2.401cm" style:auto-text-indent="false"/>
      <style:text-properties officeooo:rsid="000dc8a5" officeooo:paragraph-rsid="000dc8a5"/>
    </style:style>
    <style:style style:name="P22" style:family="paragraph" style:parent-style-name="Standard">
      <style:paragraph-properties fo:margin-left="4.099cm" fo:margin-right="0cm" fo:text-align="start" style:justify-single-word="false" fo:text-indent="0cm" style:auto-text-indent="false"/>
      <style:text-properties officeooo:rsid="000dc8a5" officeooo:paragraph-rsid="0027a41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21c43b" style:font-weight-asian="normal" style:font-weight-complex="normal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size="12pt" style:text-underline-style="solid" style:text-underline-width="auto" style:text-underline-color="font-color" fo:font-weight="bold" officeooo:rsid="000c8b64" style:font-size-asian="12pt" style:font-weight-asian="bold" style:font-size-complex="12pt" style:font-weight-complex="bold"/>
    </style:style>
    <style:style style:name="T5" style:family="text">
      <style:text-properties fo:font-size="12pt" style:text-underline-style="solid" style:text-underline-width="auto" style:text-underline-color="font-color" fo:font-weight="bold" officeooo:rsid="000dc8a5" style:font-size-asian="12pt" style:font-weight-asian="bold" style:font-size-complex="12pt" style:font-weight-complex="bold"/>
    </style:style>
    <style:style style:name="T6" style:family="text">
      <style:text-properties fo:font-size="12pt" style:text-underline-style="solid" style:text-underline-width="auto" style:text-underline-color="font-color" fo:font-weight="bold" officeooo:rsid="0015dc8e" style:font-size-asian="12pt" style:font-weight-asian="bold" style:font-size-complex="12pt" style:font-weight-complex="bold"/>
    </style:style>
    <style:style style:name="T7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0c8b64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15dc8e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21c43b" style:font-size-asian="12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2377e4" style:font-size-asian="12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250a7f" style:font-size-asian="12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267289" style:font-size-asian="12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officeooo:rsid="002787a3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LAZIONE SCIENZE</text:p>
      <text:p text:style-name="P3"/>
      <text:p text:style-name="P2">titolo:<text:span text:style-name="T1"> </text:span></text:p>
      <text:p text:style-name="P1"/>
      <text:p text:style-name="P4"><text:span text:style-name="T4">scopo , </text:span><text:span text:style-name="T5">obbiettivo</text:span><text:span text:style-name="T4">:</text:span><text:span text:style-name="T8"> </text:span></text:p>
      <text:p text:style-name="P6"/>
      <text:p text:style-name="P4"><text:span text:style-name="T5">materiali o strumenti</text:span><text:span text:style-name="T4">:</text:span><text:span text:style-name="T8"> </text:span></text:p>
      <text:p text:style-name="P16"/>
      <text:p text:style-name="P17"><text:s/></text:p>
      <text:p text:style-name="P15"><text:span text:style-name="T3">cenni teorici:</text:span><text:span text:style-name="T7"> </text:span></text:p>
      <text:p text:style-name="P10"/>
      <text:p text:style-name="P14"><text:span text:style-name="T5">metodo o s</text:span><text:span text:style-name="T6">volgimento:</text:span><text:span text:style-name="T9"> </text:span></text:p>
      <text:p text:style-name="P12"/>
      <text:p text:style-name="P12"/>
      <text:p text:style-name="P12"/>
      <text:p text:style-name="P12"/>
      <text:p text:style-name="P12"/>
      <text:p text:style-name="P18"/>
      <text:p text:style-name="P19"/>
      <text:p text:style-name="P19"/>
      <text:p text:style-name="P22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08:40:40.016000000</meta:creation-date>
    <dc:date>2017-03-27T17:43:39.514000000</dc:date>
    <meta:editing-duration>PT8H4M58S</meta:editing-duration>
    <meta:editing-cycles>12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7" meta:word-count="14" meta:character-count="106" meta:non-whitespace-character-count="92"/>
  </office:meta>
</office:document-meta>
</file>